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ourier 10 Pitch" officeooo:rsid="0005e4da" officeooo:paragraph-rsid="0005e4da"/>
    </style:style>
    <style:style style:name="P2" style:family="paragraph" style:parent-style-name="Standard">
      <style:text-properties style:use-window-font-color="true" style:font-name="Courier 10 Pitch" officeooo:rsid="00088f4c" officeooo:paragraph-rsid="00088f4c"/>
    </style:style>
    <style:style style:name="P3" style:family="paragraph" style:parent-style-name="Standard">
      <style:text-properties style:use-window-font-color="true" style:font-name="Courier 10 Pitch" officeooo:rsid="000a2d12" officeooo:paragraph-rsid="000a2d12"/>
    </style:style>
    <style:style style:name="P4" style:family="paragraph" style:parent-style-name="Standard">
      <style:text-properties style:font-name="Courier 10 Pitch" officeooo:rsid="00052ac3" officeooo:paragraph-rsid="00052ac3"/>
    </style:style>
    <style:style style:name="P5" style:family="paragraph" style:parent-style-name="Standard">
      <style:paragraph-properties fo:text-align="center" style:justify-single-word="false"/>
      <style:text-properties style:font-name="Courier 10 Pitch" officeooo:rsid="00088f4c" officeooo:paragraph-rsid="00088f4c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Courier 10 Pitch" officeooo:rsid="000a2d12" officeooo:paragraph-rsid="000a2d12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Courier 10 Pitch" officeooo:rsid="000a2d12" officeooo:paragraph-rsid="0012a7bc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Courier 10 Pitch" officeooo:rsid="000c62f9" officeooo:paragraph-rsid="000c62f9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Courier 10 Pitch" officeooo:rsid="000cc7cd" officeooo:paragraph-rsid="000cc7cd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Courier 10 Pitch" officeooo:rsid="001f8e38" officeooo:paragraph-rsid="001f8e38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Courier 10 Pitch" officeooo:rsid="002f8421" officeooo:paragraph-rsid="002f8421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Courier 10 Pitch" officeooo:rsid="00088f4c" officeooo:paragraph-rsid="00088f4c" fo:background-color="#000000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Courier 10 Pitch" officeooo:rsid="00052ac3" officeooo:paragraph-rsid="00052ac3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Courier 10 Pitch" officeooo:rsid="00052ac3" officeooo:paragraph-rsid="0005e4da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Courier 10 Pitch" officeooo:rsid="0005e4da" officeooo:paragraph-rsid="0005e4da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Courier 10 Pitch" officeooo:rsid="00052ac3" officeooo:paragraph-rsid="00052ac3" fo:background-color="#000000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style:font-name="Courier 10 Pitch" officeooo:rsid="00052ac3" officeooo:paragraph-rsid="0005e4da" fo:background-color="#000000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style:font-name="Courier 10 Pitch" fo:font-weight="bold" officeooo:rsid="00052ac3" officeooo:paragraph-rsid="00052ac3" style:font-weight-asian="bold" style:font-weight-complex="bold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fo:color="#000099" style:font-name="Courier 10 Pitch" officeooo:rsid="00052ac3" officeooo:paragraph-rsid="001bc570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fo:color="#000099" style:font-name="Courier 10 Pitch" officeooo:rsid="00052ac3" officeooo:paragraph-rsid="00088f4c" fo:background-color="#000000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fo:color="#000099" style:font-name="Courier 10 Pitch" officeooo:rsid="00052ac3" officeooo:paragraph-rsid="0005e4da" fo:background-color="#000000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fo:color="#000099" style:font-name="Courier 10 Pitch" officeooo:rsid="000f7a72" officeooo:paragraph-rsid="0005e4da" fo:background-color="#000000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fo:color="#0000ff" style:font-name="Courier 10 Pitch" officeooo:rsid="00052ac3" officeooo:paragraph-rsid="00052ac3" fo:background-color="#000000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style:use-window-font-color="true" style:font-name="Courier 10 Pitch" officeooo:rsid="00197d75" officeooo:paragraph-rsid="00197d75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10 Pitch" fo:font-weight="bold" officeooo:rsid="00197d75" officeooo:paragraph-rsid="00197d75" style:font-weight-asian="bold" style:font-weight-complex="bold"/>
    </style:style>
    <style:style style:name="P26" style:family="paragraph" style:parent-style-name="Standard">
      <loext:graphic-properties draw:fill="solid" draw:fill-color="#dddddd" draw:fill-image-width="0in" draw:fill-image-height="0in"/>
      <style:paragraph-properties fo:margin-left="0in" fo:margin-right="0in" fo:text-indent="0in" style:auto-text-indent="false" fo:background-color="#dddddd" style:shadow="none"/>
      <style:text-properties style:use-window-font-color="true" style:font-name="Courier 10 Pitch" officeooo:rsid="00197d75" officeooo:paragraph-rsid="00197d75"/>
    </style:style>
    <style:style style:name="P27" style:family="paragraph" style:parent-style-name="Standard">
      <loext:graphic-properties draw:fill="solid" draw:fill-color="#dddddd" draw:fill-image-width="0in" draw:fill-image-height="0in"/>
      <style:paragraph-properties fo:margin-left="0in" fo:margin-right="0in" fo:text-indent="0in" style:auto-text-indent="false" fo:background-color="#dddddd" style:shadow="none"/>
      <style:text-properties style:use-window-font-color="true" style:font-name="Courier 10 Pitch" officeooo:rsid="001a278e" officeooo:paragraph-rsid="001a278e"/>
    </style:style>
    <style:style style:name="P28" style:family="paragraph" style:parent-style-name="Standard">
      <loext:graphic-properties draw:fill="solid" draw:fill-color="#dddddd" draw:fill-image-width="0in" draw:fill-image-height="0in"/>
      <style:paragraph-properties fo:margin-left="0in" fo:margin-right="0in" fo:text-indent="0in" style:auto-text-indent="false" fo:background-color="#dddddd" style:shadow="none"/>
      <style:text-properties style:use-window-font-color="true" style:font-name="Courier 10 Pitch" officeooo:rsid="002fe7e0" officeooo:paragraph-rsid="002fe7e0"/>
    </style:style>
    <style:style style:name="P29" style:family="paragraph" style:parent-style-name="Standard">
      <loext:graphic-properties draw:fill="solid" draw:fill-color="#dddddd" draw:fill-image-width="0in" draw:fill-image-height="0in"/>
      <style:paragraph-properties fo:margin-left="0in" fo:margin-right="0in" fo:text-indent="0in" style:auto-text-indent="false" fo:background-color="#dddddd" style:shadow="none"/>
      <style:text-properties style:use-window-font-color="true" style:font-name="Courier 10 Pitch" officeooo:rsid="00202509" officeooo:paragraph-rsid="00202509"/>
    </style:style>
    <style:style style:name="P30" style:family="paragraph" style:parent-style-name="Standard">
      <style:text-properties style:use-window-font-color="true" style:font-name="Courier 10 Pitch" officeooo:rsid="000a2d12" officeooo:paragraph-rsid="000a2d12"/>
    </style:style>
    <style:style style:name="T1" style:family="text">
      <style:text-properties officeooo:rsid="00052ac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2ac3" style:font-weight-asian="bold" style:font-weight-complex="bold"/>
    </style:style>
    <style:style style:name="T4" style:family="text">
      <style:text-properties fo:font-weight="bold" officeooo:rsid="001ab7b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e1123" style:font-weight-asian="normal" style:font-weight-complex="normal"/>
    </style:style>
    <style:style style:name="T7" style:family="text">
      <style:text-properties fo:color="#00cc00"/>
    </style:style>
    <style:style style:name="T8" style:family="text">
      <style:text-properties fo:color="#00cc00" fo:background-color="#000000" loext:char-shading-value="0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officeooo:rsid="0005e4da"/>
    </style:style>
    <style:style style:name="T11" style:family="text">
      <style:text-properties style:use-window-font-color="true" officeooo:rsid="00088f4c"/>
    </style:style>
    <style:style style:name="T12" style:family="text">
      <style:text-properties style:use-window-font-color="true" fo:background-color="#000000" loext:char-shading-value="0"/>
    </style:style>
    <style:style style:name="T13" style:family="text">
      <style:text-properties style:use-window-font-color="true" officeooo:rsid="0005e4da" fo:background-color="#000000" loext:char-shading-value="0"/>
    </style:style>
    <style:style style:name="T14" style:family="text">
      <style:text-properties officeooo:rsid="0005e4da"/>
    </style:style>
    <style:style style:name="T15" style:family="text">
      <style:text-properties fo:color="#0000ff"/>
    </style:style>
    <style:style style:name="T16" style:family="text">
      <style:text-properties fo:color="#0000ff" officeooo:rsid="00088f4c"/>
    </style:style>
    <style:style style:name="T17" style:family="text">
      <style:text-properties fo:color="#0000ff" fo:background-color="#000000" loext:char-shading-value="0"/>
    </style:style>
    <style:style style:name="T18" style:family="text">
      <style:text-properties fo:color="#0000ff" officeooo:rsid="00088f4c" fo:background-color="#000000" loext:char-shading-value="0"/>
    </style:style>
    <style:style style:name="T19" style:family="text">
      <style:text-properties fo:background-color="#000000" loext:char-shading-value="0"/>
    </style:style>
    <style:style style:name="T20" style:family="text">
      <style:text-properties officeooo:rsid="000a2d12"/>
    </style:style>
    <style:style style:name="T21" style:family="text">
      <style:text-properties officeooo:rsid="000a6d60"/>
    </style:style>
    <style:style style:name="T22" style:family="text">
      <style:text-properties officeooo:rsid="000c62f9"/>
    </style:style>
    <style:style style:name="T23" style:family="text">
      <style:text-properties officeooo:rsid="001107f5"/>
    </style:style>
    <style:style style:name="T24" style:family="text">
      <style:text-properties officeooo:rsid="0012a7bc"/>
    </style:style>
    <style:style style:name="T25" style:family="text">
      <style:text-properties officeooo:rsid="00151f06"/>
    </style:style>
    <style:style style:name="T26" style:family="text">
      <style:text-properties officeooo:rsid="0016155c"/>
    </style:style>
    <style:style style:name="T27" style:family="text">
      <style:text-properties officeooo:rsid="001790e5"/>
    </style:style>
    <style:style style:name="T28" style:family="text">
      <style:text-properties officeooo:rsid="001ab7b7"/>
    </style:style>
    <style:style style:name="T29" style:family="text">
      <style:text-properties officeooo:rsid="001b4f78"/>
    </style:style>
    <style:style style:name="T30" style:family="text">
      <style:text-properties officeooo:rsid="00202509"/>
    </style:style>
    <style:style style:name="T31" style:family="text">
      <style:text-properties officeooo:rsid="00203fa1"/>
    </style:style>
    <style:style style:name="T32" style:family="text">
      <style:text-properties officeooo:rsid="0020e3da"/>
    </style:style>
    <style:style style:name="T33" style:family="text">
      <style:text-properties officeooo:rsid="00270330"/>
    </style:style>
    <style:style style:name="T34" style:family="text">
      <style:text-properties officeooo:rsid="002a9ffc"/>
    </style:style>
    <style:style style:name="T35" style:family="text">
      <style:text-properties officeooo:rsid="002c72de"/>
    </style:style>
    <style:style style:name="T36" style:family="text">
      <style:text-properties officeooo:rsid="002deda8"/>
    </style:style>
    <style:style style:name="T37" style:family="text">
      <style:text-properties officeooo:rsid="002f8421"/>
    </style:style>
    <style:style style:name="T38" style:family="text">
      <style:text-properties officeooo:rsid="0033b7c1"/>
    </style:style>
    <style:style style:name="T39" style:family="text">
      <style:text-properties officeooo:rsid="003776ed"/>
    </style:style>
    <style:style style:name="T40" style:family="text">
      <style:text-properties fo:background-color="#ffff00" loext:char-shading-value="0"/>
    </style:style>
    <style:style style:name="T41" style:family="text">
      <style:text-properties officeooo:rsid="0012a7bc" fo:background-color="#ffff00" loext:char-shading-value="0"/>
    </style:style>
    <style:style style:name="T42" style:family="text">
      <style:text-properties officeooo:rsid="000a6d60" fo:background-color="#ffff00" loext:char-shading-value="0"/>
    </style:style>
    <style:style style:name="T43" style:family="text">
      <style:text-properties officeooo:rsid="000c62f9" fo:background-color="#ffff00" loext:char-shading-value="0"/>
    </style:style>
    <style:style style:name="T44" style:family="text">
      <style:text-properties officeooo:rsid="001790e5" fo:background-color="#ffff00" loext:char-shading-value="0"/>
    </style:style>
    <style:style style:name="T45" style:family="text">
      <style:text-properties officeooo:rsid="0038867c" fo:background-color="#ffff00" loext:char-shading-value="0"/>
    </style:style>
    <style:style style:name="T46" style:family="text">
      <style:text-properties officeooo:rsid="003aef31"/>
    </style:style>
    <style:style style:name="T47" style:family="text">
      <style:text-properties officeooo:rsid="003cae0b"/>
    </style:style>
    <style:style style:name="T48" style:family="text">
      <style:text-properties officeooo:rsid="0040b6c2"/>
    </style:style>
    <style:style style:name="T49" style:family="text">
      <style:text-properties officeooo:rsid="004300e3"/>
    </style:style>
    <style:style style:name="T50" style:family="text">
      <style:text-properties officeooo:rsid="00439acb"/>
    </style:style>
    <style:style style:name="T51" style:family="text">
      <style:text-properties officeooo:rsid="0046ed1b"/>
    </style:style>
    <style:style style:name="T52" style:family="text">
      <style:text-properties officeooo:rsid="004c2352"/>
    </style:style>
    <style:style style:name="T53" style:family="text">
      <style:text-properties officeooo:rsid="004e6345"/>
    </style:style>
    <style:style style:name="T54" style:family="text">
      <style:text-properties officeooo:rsid="004f225e"/>
    </style:style>
    <style:style style:name="T55" style:family="text">
      <style:text-properties officeooo:rsid="00522708"/>
    </style:style>
    <style:style style:name="T56" style:family="text">
      <style:text-properties officeooo:rsid="00534b38"/>
    </style:style>
    <style:style style:name="T57" style:family="text">
      <style:text-properties officeooo:rsid="005536e3"/>
    </style:style>
    <style:style style:name="T58" style:family="text">
      <style:text-properties officeooo:rsid="005a93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Raspberry Pi</text:span><text:span text:style-name="T5"> computer hardware / </text:span><text:span text:style-name="T3">Linux</text:span><text:span text:style-name="T1"> operating system / </text:span><text:span text:style-name="T4">Raspian</text:span><text:span text:style-name="T28"> Linux distribution</text:span></text:p>
      <text:p text:style-name="P4"/>
      <text:p text:style-name="P4"><text:span text:style-name="T2">Bash Shell</text:span> commands:</text:p>
      <text:p text:style-name="P13">pwd<text:tab/><text:tab/><text:tab/><text:tab/>← print working directory (where am I now?)</text:p>
      <text:p text:style-name="P13">ls<text:tab/><text:tab/><text:tab/><text:tab/>← list files (<text:span text:style-name="T29">white text</text:span>) and directories (blue <text:span text:style-name="T29">text</text:span>)</text:p>
      <text:p text:style-name="P13">cd <text:span text:style-name="T40">directory</text:span><text:tab/><text:tab/>← change directory (move into a directory)</text:p>
      <text:p text:style-name="P14">python <text:span text:style-name="T40">file</text:span><text:tab/><text:tab/>← Python <text:span text:style-name="T54">version 2 </text:span>runs commands in file and exits <text:span text:style-name="T58">(or use latest python3)</text:span></text:p>
      <text:p text:style-name="P14"><text:s/><text:tab/><text:tab/><text:tab/><text:tab/> <text:s text:c="3"/>-<text:span text:style-name="T14">OR- </text:span>Ctrl+C to stop loop</text:p>
      <text:p text:style-name="P15">python<text:tab/><text:tab/><text:tab/>← Enters <text:span text:style-name="T2">Python Shell</text:span><text:span text:style-name="T5"> (Ctrl+D to exit)</text:span></text:p>
      <text:p text:style-name="P13"/>
      <text:p text:style-name="P18">Example:</text:p>
      <text:p text:style-name="P16"><text:span text:style-name="T7">pi@computer</text:span><text:span text:style-name="T15">:~ $</text:span><text:span text:style-name="T9"> pwd</text:span> <text:s text:c="36"/></text:p>
      <text:p text:style-name="P17">/home/pi <text:s text:c="47"/></text:p>
      <text:p text:style-name="P16"><text:s text:c="56"/></text:p>
      <text:p text:style-name="P16"><text:span text:style-name="T7">pi@computer</text:span><text:span text:style-name="T15">:~ $ </text:span><text:span text:style-name="T9">ls <text:s text:c="37"/></text:span></text:p>
      <text:p text:style-name="P23">Desktop<text:tab/> Documents <text:tab/>Downloads<text:tab/><text:tab/>Pictures <text:s text:c="8"/></text:p>
      <text:p text:style-name="P23"><text:s text:c="56"/></text:p>
      <text:p text:style-name="P19"><text:span text:style-name="T8">pi@computer</text:span><text:span text:style-name="T17">:~ $</text:span><text:span text:style-name="T12"> </text:span><text:span text:style-name="T13">cd Desktop</text:span><text:span text:style-name="T19"> <text:s text:c="29"/></text:span></text:p>
      <text:p text:style-name="P19"><text:span text:style-name="T8">pi@computer</text:span><text:span text:style-name="T17">:~/</text:span><text:span text:style-name="T18">Desktop</text:span><text:span text:style-name="T17"> $</text:span><text:span text:style-name="T19"> <text:s text:c="32"/></text:span></text:p>
      <text:p text:style-name="P22"><text:s text:c="56"/></text:p>
      <text:p text:style-name="P20"><text:span text:style-name="T7">pi@computer</text:span><text:span text:style-name="T15">:~/</text:span><text:span text:style-name="T16">Desktop</text:span><text:span text:style-name="T15"> $</text:span><text:span text:style-name="T9"> </text:span><text:span text:style-name="T11">ls</text:span> <text:s text:c="29"/></text:p>
      <text:p text:style-name="P12">test.py <text:tab/>first.py <text:tab/>notes.txt <text:tab/>launcher.desktop <text:s text:c="5"/></text:p>
      <text:p text:style-name="P12"><text:s text:c="56"/></text:p>
      <text:p text:style-name="P21"><text:span text:style-name="T7">pi@computer</text:span><text:span text:style-name="T15">:~/</text:span><text:span text:style-name="T16">Desktop</text:span><text:span text:style-name="T15"> $</text:span><text:span text:style-name="T9"> </text:span><text:span text:style-name="T10">python test.py</text:span> <text:s text:c="17"/></text:p>
      <text:p text:style-name="P1"/>
      <text:p text:style-name="P1"/>
      <text:p text:style-name="P2"><text:span text:style-name="T2">Python</text:span> programming <text:span text:style-name="T20">commands</text:span>:</text:p>
      <text:p text:style-name="P6">import <text:span text:style-name="T40">module</text:span> <text:tab/><text:tab/><text:tab/><text:tab/>← <text:span text:style-name="T57">I</text:span>mport new commands into Python</text:p>
      <text:p text:style-name="P6">print(“<text:span text:style-name="T40">text</text:span>”)<text:tab/><text:tab/><text:tab/><text:tab/>← <text:span text:style-name="T57">P</text:span>rint string of text</text:p>
      <text:p text:style-name="P10">#<text:span text:style-name="T40">comment</text:span><text:tab/><text:tab/><text:tab/><text:tab/><text:tab/>← <text:span text:style-name="T57">A</text:span>dd comment<text:span text:style-name="T46">s</text:span> <text:span text:style-name="T46">to program</text:span> / <text:span text:style-name="T57">Ev</text:span>erything after # is ignored by Python</text:p>
      <text:p text:style-name="P6"/>
      <text:p text:style-name="P6">while <text:span text:style-name="T40">condition</text:span>:<text:tab/><text:tab/></text:p>
      <text:p text:style-name="P7">→<text:span text:style-name="T24"> → → → </text:span><text:span text:style-name="T41">command</text:span><text:span text:style-name="T24"> </text:span><text:tab/><text:tab/><text:tab/>← <text:span text:style-name="T57">R</text:span>un <text:span text:style-name="T24">command in loop </text:span>while <text:span text:style-name="T47">condition is </text:span>True / exit when False</text:p>
      <text:p text:style-name="P7"><text:s/><text:tab/><text:tab/><text:tab/><text:tab/><text:tab/><text:tab/> <text:s text:c="2"/>-OR- Ctrl+C to exit loop</text:p>
      <text:p text:style-name="P6">for <text:span text:style-name="T42">item</text:span> in <text:span text:style-name="T42">list</text:span>:<text:tab/></text:p>
      <text:p text:style-name="P7">→<text:span text:style-name="T24"> → → → </text:span><text:span text:style-name="T41">command</text:span><text:span text:style-name="T24"><text:tab/><text:tab/><text:tab/></text:span>← <text:span text:style-name="T57">R</text:span>un <text:span text:style-name="T24">command </text:span>for each <text:span text:style-name="T21">item in the list</text:span></text:p>
      <text:p text:style-name="P3"/>
      <text:p text:style-name="P3"><text:tab/> <text:s text:c="4"/>→<text:span text:style-name="T33"> → → → means hit spacebar four times so Python knows which lines are inside the loop</text:span></text:p>
      <text:p text:style-name="P3"><text:soft-page-break/></text:p>
      <text:p text:style-name="P3"><text:span text:style-name="T2"><text:s text:c="3"/></text:span><text:span text:style-name="T6">Python </text:span><text:span text:style-name="T2">time</text:span> module commands:</text:p>
      <text:p text:style-name="P3"><text:s text:c="5"/><text:span text:style-name="T25">import time<text:tab/><text:tab/><text:tab/><text:tab/><text:tab/><text:tab/>← Load time module commands into Python</text:span></text:p>
      <text:p text:style-name="P6">time.sleep(<text:span text:style-name="T40">seconds</text:span>) <text:s text:c="2"/><text:tab/><text:tab/><text:tab/><text:tab/>← Sleep for number of seconds</text:p>
      <text:p text:style-name="P3"/>
      <text:p text:style-name="P3"><text:span text:style-name="T2"><text:s text:c="3"/></text:span><text:span text:style-name="T6">Python </text:span><text:span text:style-name="T2">blinkt</text:span> module commands:</text:p>
      <text:p text:style-name="P3"><text:s text:c="5"/><text:span text:style-name="T25">import blinkt<text:tab/><text:tab/><text:tab/><text:tab/><text:tab/><text:tab/>← Load blinkt module commands into Python</text:span></text:p>
      <text:p text:style-name="P8">blinkt.clear()<text:tab/><text:tab/><text:tab/><text:tab/><text:tab/><text:tab/>← <text:span text:style-name="T38">Turn off all</text:span> LED<text:span text:style-name="T56">'s</text:span></text:p>
      <text:p text:style-name="P11">blinkt.set_clear_on_exit()<text:tab/><text:tab/><text:tab/>← <text:span text:style-name="T38">Turn off all LED's</text:span> when <text:span text:style-name="T38">program ends</text:span></text:p>
      <text:p text:style-name="P6">blinkt.set_brightness(<text:span text:style-name="T43">number</text:span><text:span text:style-name="T22">)<text:tab/><text:tab/><text:tab/>← Set all LED brightness from 0.1 to 1</text:span></text:p>
      <text:p text:style-name="P8">blinkt.set_all(<text:span text:style-name="T44">r</text:span><text:span text:style-name="T45">ed</text:span><text:span text:style-name="T27">, </text:span><text:span text:style-name="T40">g</text:span><text:span text:style-name="T45">reen</text:span>, <text:span text:style-name="T40">b</text:span><text:span text:style-name="T45">lue</text:span>)<text:tab/><text:tab/>← Set <text:span text:style-name="T39">red, green, blue </text:span>color<text:span text:style-name="T39">s</text:span> for all LED</text:p>
      <text:p text:style-name="P8">blinkt.set_pixel(<text:span text:style-name="T44">LED</text:span>, <text:span text:style-name="T40">r</text:span><text:span text:style-name="T45">ed</text:span>, <text:span text:style-name="T40">g</text:span><text:span text:style-name="T45">reen</text:span>, <text:span text:style-name="T40">b</text:span><text:span text:style-name="T45">lue</text:span>)<text:tab/>← Set <text:span text:style-name="T39">red, green, blue </text:span>color<text:span text:style-name="T39">s</text:span> for one LED <text:span text:style-name="T48">(</text:span>0 t<text:span text:style-name="T23">o</text:span> 7)</text:p>
      <text:p text:style-name="P8">blinkt.show()<text:tab/><text:tab/><text:tab/><text:tab/><text:tab/><text:tab/>← Turn on LED with <text:span text:style-name="T49">new </text:span>settings</text:p>
      <text:p text:style-name="P8"/>
      <text:p text:style-name="P9"><text:tab/><text:tab/><text:span text:style-name="T26">LED red, green, blue can be any value between 0 (off) and 255 (fully on)</text:span></text:p>
      <text:p text:style-name="P1"/>
      <text:p text:style-name="P25">Example <text:span text:style-name="T31">Python p</text:span>rogram:</text:p>
      <text:p text:style-name="P24"/>
      <text:p text:style-name="P26">import time<text:tab/><text:tab/><text:tab/><text:tab/><text:tab/><text:tab/><text:tab/># load <text:s text:c="2"/>time module commands</text:p>
      <text:p text:style-name="P26">import blinkt<text:tab/><text:tab/><text:tab/><text:tab/><text:tab/><text:tab/><text:tab/># load blinkt module commands</text:p>
      <text:p text:style-name="P26"/>
      <text:p text:style-name="P26">blinkt.<text:span text:style-name="T37">set_clear_on_exit()<text:tab/><text:tab/><text:tab/><text:tab/></text:span># <text:span text:style-name="T32">turn off all LED's when program ends</text:span></text:p>
      <text:p text:style-name="P27">blinkt.set_brightness(0.1)<text:tab/><text:tab/><text:tab/><text:tab/># <text:span text:style-name="T35">s</text:span>et brightness <text:span text:style-name="T34">on all LED's </text:span>to lowest setting</text:p>
      <text:p text:style-name="P28">print(<text:span text:style-name="T55">'</text:span>Type Ctrl+C to end this program...<text:span text:style-name="T55">'</text:span>)<text:tab/># remind user how to stop this program</text:p>
      <text:p text:style-name="P28"/>
      <text:p text:style-name="P26">blinkt.set_all(2<text:span text:style-name="T53">00</text:span>, <text:span text:style-name="T50">100</text:span>, <text:span text:style-name="T51">0</text:span>)<text:tab/><text:tab/><text:tab/><text:tab/># <text:span text:style-name="T30">set all</text:span> LED<text:span text:style-name="T55">'s</text:span> <text:span text:style-name="T30">to Yellow</text:span> light</text:p>
      <text:p text:style-name="P29">blinkt.show()<text:tab/><text:tab/><text:tab/><text:tab/><text:tab/><text:tab/><text:tab/># show LED settings</text:p>
      <text:p text:style-name="P26">time.sleep(2)<text:tab/><text:tab/><text:tab/><text:tab/><text:tab/><text:tab/><text:tab/># wait 2 seconds</text:p>
      <text:p text:style-name="P26"/>
      <text:p text:style-name="P26">while True:<text:tab/><text:tab/><text:tab/><text:tab/><text:tab/><text:tab/><text:tab/># Run continuously <text:span text:style-name="T30">in a loop</text:span></text:p>
      <text:p text:style-name="P26"><text:s text:c="4"/><text:span text:style-name="T35">blinkt.set_all(255, 40, 0)<text:tab/><text:tab/><text:tab/># set all LED's to Orange light</text:span></text:p>
      <text:p text:style-name="P26"><text:s text:c="4"/><text:span text:style-name="T35">blinkt.show()<text:tab/><text:tab/><text:tab/><text:tab/><text:tab/><text:tab/># show LED settings</text:span></text:p>
      <text:p text:style-name="P26"><text:s text:c="4"/><text:span text:style-name="T36">time.sleep(1)<text:tab/><text:tab/><text:tab/><text:tab/><text:tab/><text:tab/># wait 1 second</text:span></text:p>
      <text:p text:style-name="P26"><text:s text:c="4"/>for x in range(8):<text:tab/><text:tab/><text:tab/><text:tab/><text:tab/># for each LED (x) in numbers 0 to 7</text:p>
      <text:p text:style-name="P26"><text:s text:c="8"/><text:span text:style-name="T52">#blinkt.clear()<text:tab/><text:tab/><text:tab/><text:tab/><text:tab/># turn off all LED's</text:span></text:p>
      <text:p text:style-name="P26"><text:s text:c="8"/><text:span text:style-name="T28">blinkt.set_pixel(x, 80, 0, 80)<text:tab/><text:tab/># set LED (x) to Purple light</text:span></text:p>
      <text:p text:style-name="P26"><text:s text:c="8"/><text:span text:style-name="T30">blinkt.show()<text:tab/><text:tab/><text:tab/><text:tab/><text:tab/># show LED settings</text:span></text:p>
      <text:p text:style-name="P26"><text:s text:c="8"/><text:span text:style-name="T30">time.sleep(0.1)<text:tab/><text:tab/><text:tab/><text:tab/><text:tab/># wait 0.1 second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4in" fo:margin-bottom="0.4in" fo:margin-left="1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4:40:35.727072112</meta:creation-date>
    <dc:date>2019-02-10T17:22:51.458939428</dc:date>
    <meta:editing-duration>PT3H38M35S</meta:editing-duration>
    <meta:editing-cycles>77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441" meta:character-count="3313" meta:non-whitespace-character-count="2230"/>
  </office:meta>
</office:document-meta>
</file>